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Repository.getDescrip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Repository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Repository.login( Credentials credentials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